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0"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1" style:family="paragraph" style:parent-style-name="List_20_Contents">
      <style:text-properties style:font-name="Times New Roman"/>
    </style:style>
    <style:style style:name="P12" style:family="paragraph" style:parent-style-name="List_20_Contents">
      <style:paragraph-properties fo:margin-top="0cm" fo:margin-bottom="0.499cm"/>
    </style:style>
    <style:style style:name="P13" style:family="paragraph" style:parent-style-name="List_20_Contents">
      <style:paragraph-properties fo:margin-top="0cm" fo:margin-bottom="0.499cm"/>
      <style:text-properties fo:language="en" fo:country="US" style:language-complex="ar" style:country-complex="SA"/>
    </style:style>
    <style:style style:name="P14"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paragraph-properties fo:margin-left="0cm" fo:margin-right="0cm" fo:text-indent="0cm" style:auto-text-indent="false"/>
    </style:style>
    <style:style style:name="P1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7" style:family="paragraph" style:parent-style-name="List_20_Contents">
      <style:paragraph-properties fo:margin-left="0cm" fo:margin-right="0cm" fo:text-indent="0cm" style:auto-text-indent="false" fo:break-before="page"/>
    </style:style>
    <style:style style:name="P18"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text-properties fo:language="en" fo:country="US" style:language-complex="ar" style:country-complex="SA"/>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6pt" style:font-size-asian="16pt" style:font-size-complex="16pt"/>
    </style:style>
    <style:style style:name="T4" style:family="text">
      <style:text-properties fo:font-size="9pt" style:font-size-asian="9pt"/>
    </style:style>
    <style:style style:name="T5" style:family="text">
      <style:text-properties style:use-window-font-color="true" fo:font-size="12pt" style:font-name-asian="Helvetica" style:font-size-asian="12pt" style:font-name-complex="Helvetica" style:font-size-complex="12pt"/>
    </style:style>
    <style:style style:name="T6"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style:font-name-asian="TimesNewRomanPSMT" style:font-size-asian="12pt" style:font-name-complex="TimesNewRomanPSMT" style:font-size-complex="12pt"/>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9">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5">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text:soft-page-break/>Short form of a Node ID (NID) number which can be mapped back and forth to the full number. Often used with a modifier, as "NID Alias", "DID Alias" or "SID Alias"", where DID and SID are specific types of Node ID (see below), and which are then written NIDa, DIDa and SIDa. Only used in certain forms of the OpenLCB protocols, e.g. on CAN links.</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9">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sends long messages between specific nodes, at some cost in efficiency. Sending a datagram can take multiple messages on limited transports, such as CAN.</text:p>
      <text:p text:style-name="P15">Datagram Protocol ID (DPID or DPI)</text:p>
      <text:p text:style-name="List_20_Contents">The first byte of data transferred by a datagram is used to indicate the protocol being transported.</text:p>
      <text:p text:style-name="List_20_Heading">Device</text:p>
      <text:p text:style-name="P10">"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1"><text:soft-page-break/>This protocol uses PCER (Producer-Consumer Event Report) messages to propagate Event IDs<text:span text:style-name="T5"> from source nodes to multiple destination nodes. These messages are typically used to announce that something of interest has happened on the layouts, and consequencely a change in </text:span><text:span text:style-name="T6">the</text:span><text:span text:style-name="T5"> layout's state, so that controlled devices can respond. The protocol also includes inquiry and response messages for examining configuration and status. <text:s/></text:span></text:p>
      <text:p text:style-name="List_20_Heading">Event ID (EID)</text:p>
      <text:p text:style-name="P12">The number that identifies a specific event. OpenLCB event IDs must be globally unique. </text:p>
      <text:p text:style-name="List_20_Contents">NB: Events are <text:span text:style-name="T9">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8">Gateway translates between different wire protocols (e.g. CAN and ethernet), or even different network architectures (e.g. OpenLCB and Loconet). </text:span><text:span text:style-name="T8"><text:s/></text:span><text:span text:style-name="T8">They repackage and convert data going from one environment to another so that each environment can understand the other's data. </text:span><text:span text:style-name="T8"><text:s/></text:span><text:span text:style-name="T8">Since OpenLCB uses unique identifiers, and these are meant to be used unchanged on most wire protocols, this should reduce the necessity of Gateways. <text:s/></text:span></text:p>
      <text:p text:style-name="P15">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7">has</text:span> occurred, so that the corresponding consumers of that Event are notified.</text:p>
      <text:p text:style-name="List_20_Heading">Repeater</text:p>
      <text:p text:style-name="P10">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text:soft-page-break/>if they were one. <text:s/>They can be used to overcome physical limitations of a segment, such as maximum number of nodes, or segment length. <text:s/></text:p>
      <text:p text:style-name="List_20_Heading">Router</text:p>
      <text:p text:style-name="P9">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0">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7">other nodes, but may be the target of <text:s/>configuration operations, for example.</text:span></text:p>
      <text:p text:style-name="List_20_Heading">Stream</text:p>
      <text:p text:style-name="List_20_Contents">Streams are a method of moving a large number of bytes between two nodes. The streaming protocol defines a way to do this in OpenLCB. <text:s/></text:p>
      <text:p text:style-name="P15">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3">The version of the OpenLCB common messages, interactions, etc. adapted to a particular transport mechanism. Examples are the wire protocols for CAN bus segments and TCP/IP links. </text:p>
      <text:h text:style-name="P20"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4"><text:soft-page-break/>A Frame is packet as it is defined on the CAN bus. It consists of a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text:p>
      <text:p text:style-name="List_20_Heading">OpenLCB-CAN</text:p>
      <text:p text:style-name="List_20_Contents">Short form for “OpenLCB as implemented on a CAN link”. For example, “OpenLCB-CAN message” refers to an OpenLCB message formatted for transmission over a CAN link.</text:p>
      <text:p text:style-name="P18">Segment</text:p>
      <text:p text:style-name="List_20_Contents">See general definition. <text:s/>Note that nodes on a single CAN segment share CAN arbitration and a set of aliases. <text:s text:c="2"/></text:p>
      <text:p text:style-name="P15"/>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Key Terms<text:tab/>1</text:p>
          <text:p text:style-name="P19"><text:s/>3 General Glossary<text:tab/>1</text:p>
          <text:p text:style-name="P19"><text:s/>4 CAN Glossary<text:tab/>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83cm" fo:margin-left="0.466cm" fo:margin-right="0.062cm" table:align="margins" style:writing-mode="lr-tb"/>
    </style:style>
    <style:style style:name="Table1.A" style:family="table-column">
      <style:table-column-properties style:column-width="8.41cm" style:rel-column-width="34485*"/>
    </style:style>
    <style:style style:name="Table1.B" style:family="table-column">
      <style:table-column-properties style:column-width="0.092cm" style:rel-column-width="376*"/>
    </style:style>
    <style:style style:name="Table1.C" style:family="table-column">
      <style:table-column-properties style:column-width="4.389cm" style:rel-column-width="17994*"/>
    </style:style>
    <style:style style:name="Table1.D" style:family="table-column">
      <style:table-column-properties style:column-width="3.092cm" style:rel-column-width="1268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5-02-08T23:21:42.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span text:style-name="MT3">OpenLCB</text:span>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23:21:42.99">Feb 8, 2015</text:date></text:p>
            </table:table-cell>
            <table:table-cell table:style-name="Table1.C1" office:value-type="string">
              <text:p text:style-name="MP7">For Review</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2"><text:date style:data-style-name="N75" text:date-value="2015-02-08T23:21:42.99">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Glossary Technical Note</dc:title>
    <meta:initial-creator>Alex Shepherd</meta:initial-creator>
    <meta:creation-date>2009-01-22T07:11:27</meta:creation-date>
    <meta:editing-cycles>107</meta:editing-cycles>
    <meta:editing-duration>PT15H42M3S</meta:editing-duration>
    <meta:generator>OpenOffice/4.1.1$Unix OpenOffice.org_project/411m6$Build-9775</meta:generator>
    <dc:date>2015-02-08T23:21:43</dc:date>
    <dc:creator>D Harris</dc:creator>
    <meta:keyword>OpenLCB glossary definitions</meta:keyword>
    <dc:subject>Glossary</dc:subject>
    <meta:document-statistic meta:table-count="1" meta:image-count="1" meta:object-count="0" meta:page-count="6" meta:paragraph-count="98" meta:word-count="1913" meta:character-count="11603"/>
    <meta:user-defined meta:name="Info 1"/>
    <meta:user-defined meta:name="Info 2"/>
    <meta:user-defined meta:name="Info 3"/>
    <meta:user-defined meta:name="Info 4"/>
  </office:meta>
</office:document-meta>
</file>